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udg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er angle acier 3/4 “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pour rails</text:p>
          </table:table-cell>
        </table:table-row>
        <table:table-row table:style-name="ro1">
          <table:table-cell office:value-type="string" calcext:value-type="string">
            <text:p>Plaque acier 1X1/8X48 “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pour côtés</text:p>
          </table:table-cell>
        </table:table-row>
        <table:table-row table:style-name="ro1">
          <table:table-cell office:value-type="string" calcext:value-type="string">
            <text:p>R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ywood 3/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ywood 1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ywood 1/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 2X4X96 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 1X4X96 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 angle alu 3/4 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que alu 1X1/8X48 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tique cable t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eur nema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eur nema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TB6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caille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m g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âble d’ac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ing nylon 3/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e acier 3/8 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 sw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ty switch (port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 switch (curieux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0:13:50.885572971</meta:creation-date>
    <dc:date>2020-02-27T20:26:31.824233261</dc:date>
    <meta:editing-duration>PT12M40S</meta:editing-duration>
    <meta:editing-cycles>5</meta:editing-cycles>
    <meta:generator>LibreOffice/6.0.7.3$Linux_X86_64 LibreOffice_project/00m0$Build-3</meta:generator>
    <meta:document-statistic meta:table-count="1" meta:cell-count="38" meta:object-count="0"/>
  </office:meta>
</office:document-meta>
</file>